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1319in"/>
    </style:style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st Spells and Crea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ures attack and (some) have abilities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atures have summoning sickness (cannot attack turn summoned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ures can attack either creatures or play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 attack ally creatures if desir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Creature attacks creatur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f other creature is not exhausted, targeted creature hits attacking creatu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f other creature is <text:s/>exhausted, attacking creature takes no damage</text:p>
          </table:table-cell>
        </table:table-row>
        <table:table-row table:style-name="ro1">
          <table:table-cell/>
          <table:table-cell office:value-type="string" calcext:value-type="string">
            <text:p>Attacking Exhausts the creatur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ell effect thing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mage Players/Crea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aw Ca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Essence 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ARD NAME: </text:p>
          </table:table-cell>
          <table:table-cell office:value-type="string" calcext:value-type="string">
            <text:p>Cost?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UBTYPE: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tats</text:p>
          </table:table-cell>
        </table:table-row>
        <table:table-row table:style-name="ro1">
          <table:table-cell office:value-type="string" calcext:value-type="string">
            <text:p>Dude Bro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Dude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ckbeard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Dude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rat Boy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Dude</text:p>
          </table:table-cell>
          <table:table-cell office:value-type="string" calcext:value-type="string">
            <text:p>On ETB, draw car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21:59:02.0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11:00:17.315000000</meta:creation-date>
    <dc:date>2015-03-05T22:04:32.251000000</dc:date>
    <meta:editing-duration>PT2H40M3S</meta:editing-duration>
    <meta:editing-cycles>7</meta:editing-cycles>
    <meta:generator>LibreOffice/4.2.4.2$Windows_x86 LibreOffice_project/63150712c6d317d27ce2db16eb94c2f3d7b699f8</meta:generator>
    <meta:document-statistic meta:table-count="2" meta:cell-count="32" meta:object-count="0"/>
  </office:meta>
</office:document-meta>
</file>